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900000449200003C664927DB6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/>
      <style:text-properties style:font-name="Calibri" fo:font-size="26pt" fo:font-style="normal" fo:font-weight="bold" officeooo:rsid="00223186" officeooo:paragraph-rsid="00223186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margin-top="0.499cm" fo:margin-bottom="0.3cm" loext:contextual-spacing="false"/>
      <style:text-properties style:font-name="Calibri" fo:font-size="20pt" fo:font-style="italic" officeooo:rsid="00223186" officeooo:paragraph-rsid="0031789a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margin-top="0.499cm" fo:margin-bottom="0.3cm" loext:contextual-spacing="false"/>
      <style:text-properties style:font-name="Calibri" fo:font-size="20pt" fo:font-style="italic" officeooo:rsid="00223186" officeooo:paragraph-rsid="00223186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3.282cm"/>
        </style:tab-stops>
      </style:paragraph-properties>
      <style:text-properties style:font-name="Calibri" fo:font-size="13pt" fo:font-style="normal" officeooo:rsid="003d5e92" officeooo:paragraph-rsid="003d5e92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margin-top="0.3cm" fo:margin-bottom="0.3cm" loext:contextual-spacing="false"/>
      <style:text-properties style:font-name="Calibri" fo:font-size="13pt" fo:font-style="normal" officeooo:rsid="0042fed8" officeooo:paragraph-rsid="0042fed8" style:font-size-asian="13pt" style:font-style-asian="italic" style:font-size-complex="13pt" style:font-style-complex="italic"/>
    </style:style>
    <style:style style:name="P6" style:family="paragraph" style:parent-style-name="Standard">
      <style:paragraph-properties fo:margin-top="0.3cm" fo:margin-bottom="0.3cm" loext:contextual-spacing="false"/>
      <style:text-properties style:font-name="Calibri" fo:font-size="13pt" fo:font-style="normal" officeooo:rsid="00223186" officeooo:paragraph-rsid="00335967" style:font-size-asian="13pt" style:font-style-asian="italic" style:font-size-complex="13pt" style:font-style-complex="italic"/>
    </style:style>
    <style:style style:name="P7" style:family="paragraph" style:parent-style-name="Standard">
      <style:paragraph-properties fo:margin-top="0.499cm" fo:margin-bottom="0.3cm" loext:contextual-spacing="false"/>
      <style:text-properties officeooo:rsid="00223186" officeooo:paragraph-rsid="00335967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20pt" fo:font-style="italic" style:font-size-asian="20pt" style:font-style-asian="italic" style:font-size-complex="20pt" style:font-style-complex="italic"/>
    </style:style>
    <style:style style:name="T2" style:family="text">
      <style:text-properties style:font-name="Calibri" fo:font-size="20pt" fo:font-style="italic" officeooo:rsid="00324077" style:font-size-asian="20pt" style:font-style-asian="italic" style:font-size-complex="20pt" style:font-style-complex="italic"/>
    </style:style>
    <style:style style:name="T3" style:family="text">
      <style:text-properties style:font-name="Calibri" fo:font-size="20pt" fo:font-style="italic" officeooo:rsid="00335967" style:font-size-asian="20pt" style:font-style-asian="italic" style:font-size-complex="20pt" style:font-style-complex="italic"/>
    </style:style>
    <style:style style:name="T4" style:family="text">
      <style:text-properties style:font-name="Calibri" fo:font-size="20pt" fo:font-style="italic" officeooo:rsid="0042fed8" style:font-size-asian="20pt" style:font-style-asian="italic" style:font-size-complex="20pt" style:font-style-complex="italic"/>
    </style:style>
    <style:style style:name="T5" style:family="text">
      <style:text-properties officeooo:rsid="0031789a"/>
    </style:style>
    <style:style style:name="T6" style:family="text">
      <style:text-properties fo:font-size="20pt" fo:font-style="italic" officeooo:rsid="00335967" style:font-size-asian="20pt" style:font-size-complex="20pt"/>
    </style:style>
    <style:style style:name="T7" style:family="text">
      <style:text-properties fo:font-size="20pt" fo:font-style="italic" officeooo:rsid="0042fed8" style:font-size-asian="20pt" style:font-size-complex="20pt"/>
    </style:style>
    <style:style style:name="T8" style:family="text">
      <style:text-properties officeooo:rsid="003bd823"/>
    </style:style>
    <style:style style:name="T9" style:family="text">
      <style:text-properties officeooo:rsid="0042fed8"/>
    </style:style>
    <style:style style:name="gr1" style:family="graphic" style:list-style-name="L1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ion de besoin</text:p>
      <text:p text:style-name="P2">1. <text:span text:style-name="T5">Contexte</text:span></text:p>
      <text:p text:style-name="P5">Dans un monde où de plus en plus de concepts sont numérisés afin de simplifier la vie des gens, il est proposé de faciliter l'accès aux visites immobilières.</text:p>
      <text:p text:style-name="P3"><text:span text:style-name="T9">2</text:span>. <text:span text:style-name="T5">Besoin</text:span></text:p>
      <text:p text:style-name="P5">Afin de simplifier l'accès aux visites immobilières, on veut créer un plugin web permettant de visiter des biens immobiliers sans y être présent.</text:p>
      <text:p text:style-name="P6"><draw:frame text:anchor-type="paragraph" draw:z-index="0" draw:style-name="gr1" draw:text-style-name="P8" svg:width="11.725cm" svg:height="10.584cm" svg:x="2.413cm" svg:y="1.385cm"><draw:image xlink:href="Pictures/200001900000449200003C664927DB68.svm" xlink:type="simple" xlink:show="embed" xlink:actuate="onLoad"><text:p/></draw:image></draw:frame><text:span text:style-name="T7">3</text:span><text:span text:style-name="T6">. Diagramme bête à cornes</text:span></text:p>
      <text:p text:style-name="P7"><text:span text:style-name="T4">4</text:span><text:span text:style-name="T2">. Exigences</text:span></text:p>
      <text:p text:style-name="Standard"/>
      <text:p text:style-name="P4">- <text:span text:style-name="T9">Compatibilité</text:span></text:p>
      <text:p text:style-name="P4">- <text:span text:style-name="T9">Accessibilité</text:span></text:p>
      <text:p text:style-name="P4">- <text:span text:style-name="T9">Multiplate-formes</text:span></text:p>
      <text:p text:style-name="P4">- <text:span text:style-name="T9">Responsive design</text:span></text:p>
      <text:p text:style-name="P4">- <text:span text:style-name="T9">Généricité du plu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9:01:28.199000000</meta:creation-date>
    <dc:date>2018-09-25T09:53:41.687000000</dc:date>
    <meta:editing-duration>PT6H18M43S</meta:editing-duration>
    <meta:editing-cycles>27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12" meta:word-count="78" meta:character-count="470" meta:non-whitespace-character-count="404"/>
  </office:meta>
</office:document-meta>
</file>